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Caption">
      <style:text-properties officeooo:paragraph-rsid="0070a82b"/>
    </style:style>
    <style:style style:name="P15" style:family="paragraph" style:parent-style-name="Table_20_Heading">
      <style:text-properties officeooo:paragraph-rsid="0070a82b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rsid="00728a33" officeooo:paragraph-rsid="00728a33"/>
    </style:style>
    <style:style style:name="P31" style:family="paragraph" style:parent-style-name="Table_20_Contents">
      <style:text-properties officeooo:rsid="0074e91a" officeooo:paragraph-rsid="0074e91a"/>
    </style:style>
    <style:style style:name="P32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3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text-properties officeooo:rsid="007771d3" officeooo:paragraph-rsid="007771d3"/>
    </style:style>
    <style:style style:name="P35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6" style:family="paragraph" style:parent-style-name="Table_20_Contents">
      <style:text-properties officeooo:rsid="00795ab4" officeooo:paragraph-rsid="00795ab4"/>
    </style:style>
    <style:style style:name="P37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39" style:family="paragraph" style:parent-style-name="Table_20_Contents">
      <style:text-properties officeooo:rsid="007cd1f3" officeooo:paragraph-rsid="007cd1f3"/>
    </style:style>
    <style:style style:name="P40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41" style:family="paragraph" style:parent-style-name="Standard">
      <style:text-properties officeooo:rsid="007e243c" officeooo:paragraph-rsid="007e243c"/>
    </style:style>
    <style:style style:name="P42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3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4" style:family="paragraph" style:parent-style-name="Table_20_Contents">
      <style:text-properties officeooo:rsid="007e243c" officeooo:paragraph-rsid="007e243c"/>
    </style:style>
    <style:style style:name="P45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6" style:family="paragraph" style:parent-style-name="Table_20_Contents">
      <style:text-properties officeooo:rsid="007f00e9" officeooo:paragraph-rsid="007f00e9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31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31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Group</text:p>
          </table:table-cell>
          <table:table-cell table:style-name="Table3.A1" office:value-type="string">
            <text:p text:style-name="P15">Func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table:number-rows-spanned="4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25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2" office:value-type="string">
            <text:p text:style-name="P34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2" office:value-type="string">
            <text:p text:style-name="P34">Execute BASIC <text:span text:style-name="T6">(Loading currently does not work)</text:span></text:p>
          </table:table-cell>
        </table:table-row>
        <table:table-row>
          <table:table-cell table:style-name="Table3.A2" table:number-rows-spanned="5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0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8" office:value-type="string">
            <text:p text:style-name="P28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4</text:p>
          </table:table-cell>
          <table:table-cell table:style-name="Table3.C9" office:value-type="string">
            <text:p text:style-name="P39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2">3</text:p>
          </table:table-cell>
          <table:table-cell table:style-name="Table3.A2" office:value-type="string">
            <text:p text:style-name="P33">1</text:p>
          </table:table-cell>
          <table:table-cell table:style-name="Table3.C9" office:value-type="string">
            <text:p text:style-name="P34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9" office:value-type="string">
            <text:p text:style-name="P34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3</text:p>
          </table:table-cell>
          <table:table-cell table:style-name="Table3.C9" office:value-type="string">
            <text:p text:style-name="P34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5">4</text:p>
          </table:table-cell>
          <table:table-cell table:style-name="Table3.A2" office:value-type="string">
            <text:p text:style-name="P37">0-15</text:p>
          </table:table-cell>
          <table:table-cell table:style-name="Table3.C9" office:value-type="string">
            <text:p text:style-name="P36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16-31</text:p>
          </table:table-cell>
          <table:table-cell table:style-name="Table3.C9" office:value-type="string">
            <text:p text:style-name="P36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2-47</text:p>
          </table:table-cell>
          <table:table-cell table:style-name="Table3.C16" office:value-type="string">
            <text:p text:style-name="P36">Miscellaneous operations.</text:p>
          </table:table-cell>
        </table:table-row>
        <table:table-row>
          <table:table-cell table:style-name="Table3.A2" table:number-rows-spanned="4" office:value-type="string">
            <text:p text:style-name="P42">5</text:p>
          </table:table-cell>
          <table:table-cell table:style-name="Table3.A2" office:value-type="string">
            <text:p text:style-name="P45">1</text:p>
          </table:table-cell>
          <table:table-cell table:style-name="Table3.C16" office:value-type="string">
            <text:p text:style-name="P46">Set Colour to And P0, Xor P1. Solid flag in P2. Dimension in P3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2</text:p>
          </table:table-cell>
          <table:table-cell table:style-name="Table3.C16" office:value-type="string">
            <text:p text:style-name="P44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3</text:p>
          </table:table-cell>
          <table:table-cell table:style-name="Table3.C16" office:value-type="string">
            <text:p text:style-name="P44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4</text:p>
          </table:table-cell>
          <table:table-cell table:style-name="Table3.C20" office:value-type="string">
            <text:p text:style-name="P44">Draw ellipse. P01,P23 → P45,P67</text:p>
          </table:table-cell>
        </table:table-row>
      </table:table>
      <text:p text:style-name="P5"/>
      <text:p text:style-name="P13">Console Codes <text:span text:style-name="T12">(tbc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2-30T15:37:42.427570812</dc:date>
    <meta:editing-duration>PT1H51M9S</meta:editing-duration>
    <meta:editing-cycles>74</meta:editing-cycles>
    <meta:generator>LibreOffice/7.6.4.1$Linux_X86_64 LibreOffice_project/60$Build-1</meta:generator>
    <meta:print-date>2023-12-30T10:14:00.029734130</meta:print-date>
    <meta:printed-by>PDF files</meta:printed-by>
    <meta:document-statistic meta:table-count="3" meta:image-count="0" meta:object-count="0" meta:page-count="3" meta:paragraph-count="108" meta:word-count="740" meta:character-count="4090" meta:non-whitespace-character-count="3409"/>
  </office:meta>
</office:document-meta>
</file>